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3pt" officeooo:rsid="0006aef2" style:font-size-asian="2.59999990463257pt" style:font-size-complex="3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be8cd" style:font-size-asian="14pt" style:font-size-complex="14pt"/>
    </style:style>
    <style:style style:name="T2" style:family="text">
      <style:text-properties fo:font-size="14pt" officeooo:rsid="0009415c" style:font-size-asian="14pt" style:font-size-complex="14pt"/>
    </style:style>
    <style:style style:name="T3" style:family="text">
      <style:text-properties officeooo:rsid="0009415c"/>
    </style:style>
    <style:style style:name="T4" style:family="text">
      <style:text-properties officeooo:rsid="000acb08"/>
    </style:style>
    <style:style style:name="T5" style:family="text">
      <style:text-properties officeooo:rsid="000be8cd"/>
    </style:style>
    <style:style style:name="T6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4in" svg:y1="10.8488in" svg:x2="8.0248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4in" svg:y1="11.0445in" svg:x2="3.5791in" svg:y2="11.0453in">
          <text:p/>
        </draw:line>
        <draw:line draw:style-name="gr2" draw:text-style-name="P9" svg:x1="0.8354in" svg:y1="11.2433in" svg:x2="3.5791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6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6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6">№ </text:span><text:span text:style-name="T6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6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6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6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7">2</text:span></text:p>
          </draw:text-box>
        </draw:frame>
        <draw:frame draw:style-name="gr4" draw:text-style-name="P14" svg:width="3.9862in" svg:height="0.2685in" svg:x="3.6197in" svg:y="11.0055in">
          <draw:text-box>
            <text:p text:style-name="P10"><text:span text:style-name="T8">КП-АПИ(Ф)НГТУ-210200.65-(АВР09-1)-08-14</text:span></text:p>
          </draw:text-box>
        </draw:frame>
      </draw:g>
      <text:p text:style-name="P4"/>
      <text:p text:style-name="P2"><text:tab/><text:span text:style-name="T1">3</text:span><text:span text:style-name="T2"> </text:span><text:span text:style-name="T1">Оценка технологичности конструкции</text:span></text:p>
      <text:p text:style-name="P3"><text:tab/><text:span text:style-name="T5">Под технологичностью понимается такое качество конструкции изделия, которое позволяет применить прогрессивные методы технологии и организации производственных процессов, обеспечивающие высокую производительность труда и минимальную себестоимость при соблюдении заданных требований.</text:span></text:p>
      <text:p text:style-name="P3"><text:tab/><text:span text:style-name="T5">Для оценки технологичности используются качественные и количественные показатели.</text:span></text:p>
      <text:p text:style-name="P7"/>
      <text:p text:style-name="P5"><text:tab/><text:span text:style-name="T5">3.1 Качественная оценка технологичности</text:span></text:p>
      <text:p text:style-name="P3"><text:tab/><text:span text:style-name="T5">Качественная оценка характеризует технологичность конструкции на начальной стадии проектирования при выборе материалов, элементов, компонентов, конструкции и технологии изготовления. Основными показателями качественной оценки технологичности конструкции являются:</text:span></text:p>
      <text:p text:style-name="P3"><text:tab/>– <text:span text:style-name="T5">отсутствие дефицитных и драгоценных материалов;</text:span></text:p>
      <text:p text:style-name="P3"><text:tab/>– <text:span text:style-name="T5">отсутствие излишне высоких классов точности;</text:span></text:p>
      <text:p text:style-name="P3"><text:tab/>– <text:span text:style-name="T5">возможность применения методов групповой пайки;</text:span></text:p>
      <text:p text:style-name="P3"><text:tab/>– <text:span text:style-name="T5">использование типовых технологических процессов;</text:span></text:p>
      <text:p text:style-name="P3"><text:tab/>– <text:span text:style-name="T5">сборка изделия осуществляется без подгонки, подбора и дополнительной <text:s/>обработки;</text:span></text:p>
      <text:p text:style-name="P3"><text:tab/>– <text:span text:style-name="T5">ограниченная потребность в рабочей силе;</text:span></text:p>
      <text:p text:style-name="P3"><text:tab/>– <text:span text:style-name="T5">минимальные затраты времени и средств на техническое обслуживание и <text:s text:c="5"/>ремонт изделия при эксплуатации.</text:span></text:p>
      <text:p text:style-name="P3"><text:tab/><text:span text:style-name="T5">Таким образом, после рассмотрения выявленных особенностей можно сделать вывод, что данная конструкция достаточно технологична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6:59:42.508847481</dc:date>
    <meta:editing-duration>PT25M26S</meta:editing-duration>
    <meta:editing-cycles>10</meta:editing-cycles>
    <meta:generator>LibreOffice/4.1.4.2$Linux_X86_64 LibreOffice_project/410m0$Build-2</meta:generator>
    <meta:document-statistic meta:table-count="0" meta:image-count="0" meta:object-count="0" meta:page-count="1" meta:paragraph-count="13" meta:word-count="129" meta:character-count="1264" meta:non-whitespace-character-count="1122"/>
  </office:meta>
</office:document-meta>
</file>